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ool!!!!</text:p>
      <text:p text:style-name="Text_20_body">so here is my thinking and inline with the whole build the AI training data from each completed survey</text:p>
      <text:p text:style-name="Text_20_body">setup the current system as follows</text:p>
      <text:list text:style-name="L1">
        <text:list-item>
          <text:p text:style-name="P1">survey platform: myopinions.com.au</text:p>
        </text:list-item>
        <text:list-item>
          <text:p text:style-name="P1">initial topic (mastery) target: Social Topics</text:p>
        </text:list-item>
        <text:list-item>
          <text:p text:style-name="P1">start with current base knowledge base and handlers</text:p>
        </text:list-item>
        <text:list-item>
          <text:p text:style-name="P1">attempt automation for every social topic question</text:p>
        </text:list-item>
        <text:list-item>
          <text:p text:style-name="P1">gracefully pass back to manual intervention (me) to complete and question the system cannot currently answer</text:p>
        </text:list-item>
        <text:list-item>
          <text:p text:style-name="P1">Once I have answered the question and clicked to the next page, prompt me to hit enter (for example) to continue automation</text:p>
        </text:list-item>
        <text:list-item>
          <text:p text:style-name="P1">For any manual intervention logging data capture needs to be extensive and collect everything we need to improve or create new handlers, improve universal element detector and create new topics / add questions and answers to the knowledge base and even take screenshots of the page if this will help more</text:p>
        </text:list-item>
        <text:list-item>
          <text:p text:style-name="P1">I would also expect that upon survey completion the system generates both a summary level report and a full detailed report of every intervention and with the full data capture so both I can view and it can be used be the system as training data</text:p>
        </text:list-item>
        <text:list-item>
          <text:p text:style-name="P1">underpinning all of this needs to be a "as human as possible" seamless experience with 100% survey completion 100% of the time. With the goal of reaching our first objective: Strategic Pivot: MyOpinions.com.au Mastery First in this refocused strategy</text:p>
        </text:list-item>
        <text:list-item>
          <text:p text:style-name="P1">From this I would expect to have a higher ratio of manual intervention to automation initially and then progressively we see the percentage of automation completion grow as the system learns and improves based on the above</text:p>
        </text:list-item>
        <text:list-item>
          <text:p text:style-name="P1">I am also thinking we should keep an eye on <text:span text:style-name="Strong_20_Emphasis">3. Stealth Enhancement Opportunities</text:span></text:p>
          <text:p text:style-name="P1">Looking at your code, we could enhance:</text:p>
          <text:list>
            <text:list-item>
              <text:p text:style-name="P1"><text:span text:style-name="Strong_20_Emphasis">Fingerprinting Protection</text:span>: Additional browser fingerprint masking</text:p>
            </text:list-item>
            <text:list-item>
              <text:p text:style-name="P1"><text:span text:style-name="Strong_20_Emphasis">Timing Randomization</text:span>: Even more human-like delays</text:p>
            </text:list-item>
            <text:list-item>
              <text:p text:style-name="P1"><text:span text:style-name="Strong_20_Emphasis">User Agent Rotation</text:span>: Dynamic user agent switching</text:p>
            </text:list-item>
            <text:list-item>
              <text:p text:style-name="P1"><text:span text:style-name="Strong_20_Emphasis">Viewport Randomization</text:span>: Different screen sizes per session</text:p>
            </text:list-item>
          </text:list>
        </text:list-item>
        <text:list-item>
          <text:p text:style-name="P1">in particular maybe revisiting <text:span text:style-name="Strong_20_Emphasis">Timing Randomization</text:span> is something we can do now rather than later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2:33:21.425640708</meta:creation-date>
    <dc:date>2025-07-06T12:38:28.050867907</dc:date>
    <meta:editing-duration>PT5M7S</meta:editing-duration>
    <meta:editing-cycles>1</meta:editing-cycles>
    <meta:document-statistic meta:table-count="0" meta:image-count="0" meta:object-count="0" meta:page-count="1" meta:paragraph-count="20" meta:word-count="340" meta:character-count="2030" meta:non-whitespace-character-count="1727"/>
    <meta:generator>LibreOffice/25.2.2.2$Linux_X86_64 LibreOffice_project/520$Build-3</meta:generator>
  </office:meta>
</office:document-meta>
</file>